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Standard" style:font-pitch="variable"/>
    <style:font-face style:name="Liberation Sans5" svg:font-family="'Liberation Sans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9" style:family="table">
      <style:table-properties style:width="16.002cm" fo:margin-top="0cm" fo:margin-bottom="0cm" table:align="margins" fo:keep-with-next="always" style:may-break-between-rows="false"/>
    </style:style>
    <style:style style:name="Table69.A" style:family="table-column">
      <style:table-column-properties style:column-width="2.501cm" style:rel-column-width="10243*"/>
    </style:style>
    <style:style style:name="Table69.B" style:family="table-column">
      <style:table-column-properties style:column-width="13.501cm" style:rel-column-width="55292*"/>
    </style:style>
    <style:style style:name="Table69.1" style:family="table-row">
      <style:table-row-properties fo:keep-together="always"/>
    </style:style>
    <style:style style:name="Table69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9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9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9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0" style:family="table">
      <style:table-properties style:width="16.002cm" fo:margin-top="0cm" fo:margin-bottom="0cm" table:align="margins" fo:keep-with-next="always" style:may-break-between-rows="false"/>
    </style:style>
    <style:style style:name="Table70.A" style:family="table-column">
      <style:table-column-properties style:column-width="2.501cm" style:rel-column-width="10243*"/>
    </style:style>
    <style:style style:name="Table70.B" style:family="table-column">
      <style:table-column-properties style:column-width="13.501cm" style:rel-column-width="55292*"/>
    </style:style>
    <style:style style:name="Table7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0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70.A2" style:family="table-cell">
      <style:table-cell-properties fo:padding="0.097cm" fo:border-left="0.25pt solid #000000" fo:border-right="none" fo:border-top="none" fo:border-bottom="0.25pt solid #000000"/>
    </style:style>
    <style:style style:name="Table7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3" style:family="table-cell">
      <style:table-cell-properties fo:padding="0.097cm" fo:border-left="0.25pt solid #000000" fo:border-right="none" fo:border-top="none" fo:border-bottom="0.25pt solid #000000"/>
    </style:style>
    <style:style style:name="Table70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0.A4" style:family="table-cell">
      <style:table-cell-properties fo:padding="0.097cm" fo:border-left="0.25pt solid #000000" fo:border-right="none" fo:border-top="none" fo:border-bottom="0.25pt solid #000000"/>
    </style:style>
    <style:style style:name="Table70.B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5.002cm" style:rel-column-width="20486*"/>
    </style:style>
    <style:style style:name="Tabella1.B" style:family="table-column">
      <style:table-column-properties style:column-width="11cm" style:rel-column-width="45049*"/>
    </style:style>
    <style:style style:name="Tabella1.1" style:family="table-row">
      <style:table-row-properties fo:keep-together="always"/>
    </style:style>
    <style:style style:name="Tabella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1.609cm" style:rel-column-width="6588*"/>
    </style:style>
    <style:style style:name="Table1.B" style:family="table-column">
      <style:table-column-properties style:column-width="14.393cm" style:rel-column-width="58947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3.196cm" style:rel-column-width="13089*"/>
    </style:style>
    <style:style style:name="Table2.B" style:family="table-column">
      <style:table-column-properties style:column-width="3.704cm" style:rel-column-width="15170*"/>
    </style:style>
    <style:style style:name="Table2.D" style:family="table-column">
      <style:table-column-properties style:column-width="5.398cm" style:rel-column-width="22106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072a39a" officeooo:paragraph-rsid="005e4bdb"/>
    </style:style>
    <style:style style:name="P3" style:family="paragraph" style:parent-style-name="Table_20_Heading">
      <style:text-properties officeooo:rsid="0116f267" officeooo:paragraph-rsid="005e4bdb"/>
    </style:style>
    <style:style style:name="P4" style:family="paragraph" style:parent-style-name="Table_20_Heading">
      <style:text-properties officeooo:paragraph-rsid="005e4bdb"/>
    </style:style>
    <style:style style:name="P5" style:family="paragraph" style:parent-style-name="Contenuto_20_tabella_20_lungo">
      <style:text-properties officeooo:paragraph-rsid="005e4bdb"/>
    </style:style>
    <style:style style:name="P6" style:family="paragraph" style:parent-style-name="Table_20_Contents">
      <style:text-properties officeooo:paragraph-rsid="005e4bdb"/>
    </style:style>
    <style:style style:name="P7" style:family="paragraph" style:parent-style-name="Contenuto_20_tabella_20_centrato">
      <style:text-properties officeooo:paragraph-rsid="005e4bdb"/>
    </style:style>
    <style:style style:name="P8" style:family="paragraph" style:parent-style-name="Caption">
      <style:text-properties officeooo:paragraph-rsid="005e4bdb"/>
    </style:style>
    <style:style style:name="P9" style:family="paragraph" style:parent-style-name="Table">
      <style:text-properties officeooo:paragraph-rsid="005e4bdb"/>
    </style:style>
    <style:style style:name="P10" style:family="paragraph" style:parent-style-name="Table">
      <style:paragraph-properties fo:keep-with-next="always"/>
      <style:text-properties officeooo:paragraph-rsid="005e4bdb"/>
    </style:style>
    <style:style style:name="P11" style:family="paragraph" style:parent-style-name="Contenuto_20_tabella_20_lungo">
      <style:text-properties officeooo:rsid="00634e06" officeooo:paragraph-rsid="005e4bdb"/>
    </style:style>
    <style:style style:name="P12" style:family="paragraph" style:parent-style-name="Contenuto_20_tabella_20_lungo">
      <style:text-properties officeooo:rsid="00634e06" officeooo:paragraph-rsid="006a4898"/>
    </style:style>
    <style:style style:name="P13" style:family="paragraph" style:parent-style-name="Contenuto_20_tabella_20_lungo">
      <style:text-properties officeooo:rsid="00634e06" officeooo:paragraph-rsid="007fedf3"/>
    </style:style>
    <style:style style:name="P14" style:family="paragraph" style:parent-style-name="Table_20_Contents">
      <style:text-properties officeooo:rsid="0061baed" officeooo:paragraph-rsid="005e4bdb"/>
    </style:style>
    <style:style style:name="P15" style:family="paragraph" style:parent-style-name="Table_20_Contents">
      <style:text-properties officeooo:rsid="007fedf3" officeooo:paragraph-rsid="005e4bdb"/>
    </style:style>
    <style:style style:name="P16" style:family="paragraph" style:parent-style-name="Table_20_Contents">
      <style:text-properties officeooo:rsid="007fedf3" officeooo:paragraph-rsid="007fedf3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3">
      <style:paragraph-properties>
        <style:tab-stops/>
      </style:paragraph-properties>
    </style:style>
    <style:style style:name="P19" style:family="paragraph" style:parent-style-name="Contents_20_4">
      <style:paragraph-properties>
        <style:tab-stops/>
      </style:paragraph-properties>
    </style:style>
    <style:style style:name="P20" style:family="paragraph" style:parent-style-name="EG_20_Aggiornamento">
      <style:text-properties officeooo:rsid="00801267" officeooo:paragraph-rsid="00801267"/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uto_20_tabella_20_lungo" style:list-style-name="EG_20_Elenco_20_semplice"/>
    <style:style style:name="P25" style:family="paragraph" style:parent-style-name="EG_20_Nota">
      <style:text-properties officeooo:paragraph-rsid="005e4bdb"/>
    </style:style>
    <style:style style:name="P26" style:family="paragraph" style:parent-style-name="EG_20_Nota">
      <style:text-properties officeooo:rsid="006d8156" officeooo:paragraph-rsid="005e4bdb"/>
    </style:style>
    <style:style style:name="P27" style:family="paragraph" style:parent-style-name="EG_20_Nota" style:list-style-name="EG_20_All_20_nota_20_auto">
      <style:text-properties officeooo:rsid="006d8156" officeooo:paragraph-rsid="008dcc03"/>
    </style:style>
    <style:style style:name="P28" style:family="paragraph" style:parent-style-name="Heading_20_2" style:master-page-name="EG_20_Capitoli_20_prima">
      <style:paragraph-properties style:page-number="auto"/>
      <style:text-properties officeooo:paragraph-rsid="00a08ada"/>
    </style:style>
    <style:style style:name="P29" style:family="paragraph" style:parent-style-name="Heading_20_3" style:master-page-name="EG_20_Capitoli">
      <style:paragraph-properties style:page-number="2" fo:break-before="page"/>
      <style:text-properties officeooo:paragraph-rsid="005e4bdb"/>
    </style:style>
    <style:style style:name="P30" style:family="paragraph" style:parent-style-name="Heading_20_3" style:master-page-name="">
      <style:paragraph-properties style:page-number="auto" fo:break-before="auto" fo:break-after="auto"/>
      <style:text-properties officeooo:paragraph-rsid="005e4bdb"/>
    </style:style>
    <style:style style:name="P31" style:family="paragraph" style:parent-style-name="Heading_20_3" style:master-page-name="">
      <style:paragraph-properties style:page-number="auto" fo:break-before="page"/>
      <style:text-properties officeooo:paragraph-rsid="005e4bdb"/>
    </style:style>
    <style:style style:name="P32" style:family="paragraph" style:parent-style-name="Heading_20_3">
      <style:text-properties officeooo:paragraph-rsid="005e4bdb"/>
    </style:style>
    <style:style style:name="P33" style:family="paragraph" style:parent-style-name="Heading_20_3" style:master-page-name="">
      <style:paragraph-properties style:page-number="auto" fo:break-before="page"/>
      <style:text-properties officeooo:paragraph-rsid="00bc107f"/>
    </style:style>
    <style:style style:name="P34" style:family="paragraph" style:parent-style-name="Heading_20_4">
      <style:text-properties officeooo:paragraph-rsid="005e4bdb"/>
    </style:style>
    <style:style style:name="P35" style:family="paragraph" style:parent-style-name="Heading_20_4" style:master-page-name="">
      <style:paragraph-properties style:page-number="auto" fo:break-before="page"/>
      <style:text-properties officeooo:paragraph-rsid="005e4bdb"/>
    </style:style>
    <style:style style:name="P36" style:family="paragraph" style:parent-style-name="Text_20_body" style:list-style-name="EG_20_All_20_commi"/>
    <style:style style:name="P37" style:family="paragraph" style:parent-style-name="Text_20_body" style:list-style-name="EG_20_All_20_commi">
      <style:text-properties officeooo:paragraph-rsid="0062c65a"/>
    </style:style>
    <style:style style:name="P38" style:family="paragraph" style:parent-style-name="Text_20_body" style:list-style-name="EG_20_All_20_commi">
      <style:text-properties officeooo:paragraph-rsid="005e4bdb"/>
    </style:style>
    <style:style style:name="P39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4bdb"/>
    </style:style>
    <style:style style:name="P40" style:family="paragraph" style:parent-style-name="Text_20_body" style:list-style-name="EG_20_All_20_commi">
      <style:text-properties officeooo:paragraph-rsid="00755af2"/>
    </style:style>
    <style:style style:name="P41" style:family="paragraph" style:parent-style-name="Text_20_body" style:list-style-name="EG_20_All_20_commi">
      <style:text-properties officeooo:paragraph-rsid="0089b5d5"/>
    </style:style>
    <style:style style:name="P42" style:family="paragraph" style:parent-style-name="Text_20_body" style:list-style-name="EG_20_All_20_commi">
      <style:text-properties officeooo:rsid="00a9dd2e" officeooo:paragraph-rsid="005e4bdb"/>
    </style:style>
    <style:style style:name="P43" style:family="paragraph" style:parent-style-name="Text_20_body" style:list-style-name="EG_20_All_20_commi">
      <style:text-properties officeooo:rsid="00a39a41" officeooo:paragraph-rsid="005e4bdb"/>
    </style:style>
    <style:style style:name="P44" style:family="paragraph" style:parent-style-name="Text_20_body" style:list-style-name="EG_20_All_20_commi">
      <style:text-properties officeooo:rsid="0065be80" officeooo:paragraph-rsid="008dcc03"/>
    </style:style>
    <style:style style:name="P45" style:family="paragraph" style:parent-style-name="Text_20_body" style:list-style-name="EG_20_All_20_commi">
      <style:text-properties officeooo:rsid="0065be80" officeooo:paragraph-rsid="005e4bdb"/>
    </style:style>
    <style:style style:name="P46" style:family="paragraph" style:parent-style-name="Text_20_body" style:list-style-name="EG_20_All_20_commi">
      <style:text-properties officeooo:rsid="0069df12" officeooo:paragraph-rsid="005e4bdb"/>
    </style:style>
    <style:style style:name="P47" style:family="paragraph" style:parent-style-name="Text_20_body">
      <style:text-properties officeooo:paragraph-rsid="005e4bdb"/>
    </style:style>
    <style:style style:name="P48" style:family="paragraph" style:parent-style-name="Text_20_body" style:list-style-name="EG_20_All_20_commi">
      <style:text-properties officeooo:rsid="0089b5d5" officeooo:paragraph-rsid="0089b5d5"/>
    </style:style>
    <style:style style:name="P49" style:family="paragraph">
      <loext:graphic-properties draw:fill="none" draw:fill-color="#0066cc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66cc" draw:fill-hatch-solid="false" draw:opacity="3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end" fo:text-indent="0cm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 draw:fill-hatch-solid="false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2029e"/>
    </style:style>
    <style:style style:name="T2" style:family="text">
      <style:text-properties style:use-window-font-color="true" loext:opacity="0%" fo:font-size="11pt" fo:font-style="italic" style:font-size-asian="10.5pt" style:font-style-asian="italic" style:font-style-complex="italic"/>
    </style:style>
    <style:style style:name="T3" style:family="text">
      <style:text-properties style:use-window-font-color="true" loext:opacity="0%" style:font-name="Liberation Sans5" fo:font-size="9pt" style:font-size-asian="10.5pt"/>
    </style:style>
    <style:style style:name="T4" style:family="text">
      <style:text-properties officeooo:rsid="0064d14a"/>
    </style:style>
    <style:style style:name="T5" style:family="text">
      <style:text-properties officeooo:rsid="006bc628"/>
    </style:style>
    <style:style style:name="T6" style:family="text">
      <style:text-properties officeooo:rsid="006d65ec"/>
    </style:style>
    <style:style style:name="T7" style:family="text">
      <style:text-properties officeooo:rsid="00a2b243"/>
    </style:style>
    <style:style style:name="T8" style:family="text">
      <style:text-properties style:text-position="super 58%"/>
    </style:style>
    <style:style style:name="T9" style:family="text">
      <style:text-properties officeooo:rsid="00aadec2"/>
    </style:style>
    <style:style style:name="T10" style:family="text">
      <style:text-properties officeooo:rsid="006a7c2b"/>
    </style:style>
    <style:style style:name="T11" style:family="text">
      <style:text-properties officeooo:rsid="00791a4c"/>
    </style:style>
    <style:style style:name="T12" style:family="text">
      <style:text-properties officeooo:rsid="006504a6"/>
    </style:style>
    <style:style style:name="T13" style:family="text">
      <style:text-properties officeooo:rsid="00cb3be1"/>
    </style:style>
    <style:style style:name="T14" style:family="text">
      <style:text-properties officeooo:rsid="00cc6f57"/>
    </style:style>
    <style:style style:name="T15" style:family="text">
      <style:text-properties officeooo:rsid="0119f6eb"/>
    </style:style>
    <style:style style:name="T16" style:family="text">
      <style:text-properties officeooo:rsid="0064c55d"/>
    </style:style>
    <style:style style:name="T17" style:family="text">
      <style:text-properties officeooo:rsid="011ab38e"/>
    </style:style>
    <style:style style:name="T18" style:family="text">
      <style:text-properties officeooo:rsid="00da5bb0"/>
    </style:style>
    <style:style style:name="T19" style:family="text">
      <style:text-properties fo:color="#21409a" loext:opacity="100%" style:font-name="Liberation Sans1" fo:font-size="11pt" fo:font-weight="bold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T20" style:family="text">
      <style:text-properties officeooo:rsid="0065acc7"/>
    </style:style>
    <style:style style:name="T21" style:family="text">
      <style:text-properties officeooo:rsid="006b548b"/>
    </style:style>
    <style:style style:name="T22" style:family="text">
      <style:text-properties officeooo:rsid="007188ef"/>
    </style:style>
    <style:style style:name="T23" style:family="text">
      <style:text-properties officeooo:rsid="006a9a80"/>
    </style:style>
    <style:style style:name="T24" style:family="text">
      <style:text-properties officeooo:rsid="0051fe8a"/>
    </style:style>
    <style:style style:name="T25" style:family="text">
      <style:text-properties officeooo:rsid="004c88d2"/>
    </style:style>
    <style:style style:name="T26" style:family="text">
      <style:text-properties officeooo:rsid="00647b36"/>
    </style:style>
    <style:style style:name="T27" style:family="text">
      <style:text-properties officeooo:rsid="0075a068"/>
    </style:style>
    <style:style style:name="T28" style:family="text">
      <style:text-properties officeooo:rsid="0065be80"/>
    </style:style>
    <style:style style:name="T29" style:family="text">
      <style:text-properties officeooo:rsid="006781eb"/>
    </style:style>
    <style:style style:name="T30" style:family="text">
      <style:text-properties officeooo:rsid="006ca829"/>
    </style:style>
    <style:style style:name="T31" style:family="text">
      <style:text-properties officeooo:rsid="00716ea2"/>
    </style:style>
    <style:style style:name="T32" style:family="text">
      <style:text-properties officeooo:rsid="0070438a"/>
    </style:style>
    <style:style style:name="T33" style:family="text">
      <style:text-properties officeooo:rsid="0069df12"/>
    </style:style>
    <style:style style:name="T34" style:family="text">
      <style:text-properties officeooo:rsid="00679e70"/>
    </style:style>
    <style:style style:name="T35" style:family="text">
      <style:text-properties officeooo:rsid="006ac0c2"/>
    </style:style>
    <style:style style:name="T36" style:family="text">
      <style:text-properties officeooo:rsid="00985bc9"/>
    </style:style>
    <style:style style:name="T37" style:family="text">
      <style:text-properties officeooo:rsid="00a3eb42"/>
    </style:style>
    <style:style style:name="T38" style:family="text">
      <style:text-properties officeooo:rsid="006fd8b7"/>
    </style:style>
    <style:style style:name="T39" style:family="text">
      <style:text-properties officeooo:rsid="00624710"/>
    </style:style>
    <style:style style:name="T40" style:family="text">
      <style:text-properties officeooo:rsid="006a4898"/>
    </style:style>
    <style:style style:name="T41" style:family="text">
      <style:text-properties officeooo:rsid="0070fbd1"/>
    </style:style>
    <style:style style:name="T42" style:family="text">
      <style:text-properties officeooo:rsid="00755af2"/>
    </style:style>
    <style:style style:name="T43" style:family="text">
      <style:text-properties officeooo:rsid="0079a9b4"/>
    </style:style>
    <style:style style:name="T44" style:family="text">
      <style:text-properties style:font-name="Liberation Serif1" officeooo:rsid="007d4a1f" style:font-name-asian="Liberation Serif1" style:font-name-complex="Liberation Serif1"/>
    </style:style>
    <style:style style:name="T45" style:family="text">
      <style:text-properties style:font-name="Liberation Serif2" officeooo:rsid="007d4a1f" style:font-name-asian="WenQuanYi Zen Hei Sharp" style:font-name-complex="Lohit Devanagari1"/>
    </style:style>
    <style:style style:name="T46" style:family="text">
      <style:text-properties officeooo:rsid="0089b5d5"/>
    </style:style>
    <style:style style:name="T47" style:family="text">
      <style:text-properties officeooo:rsid="0098ac0b"/>
    </style:style>
    <style:style style:name="T48" style:family="text">
      <style:text-properties officeooo:rsid="0098fa55"/>
    </style:style>
    <style:style style:name="T49" style:family="text">
      <style:text-properties officeooo:rsid="00a23999"/>
    </style:style>
    <style:style style:name="T50" style:family="text">
      <style:text-properties officeooo:rsid="00ad4e0d"/>
    </style:style>
    <style:style style:name="T51" style:family="text">
      <style:text-properties officeooo:rsid="00a3aaeb"/>
    </style:style>
    <style:style style:name="T52" style:family="text">
      <style:text-properties officeooo:rsid="00a7b178"/>
    </style:style>
    <style:style style:name="T53" style:family="text">
      <style:text-properties officeooo:rsid="00ac863b"/>
    </style:style>
    <style:style style:name="T54" style:family="text">
      <style:text-properties officeooo:rsid="00ae1287"/>
    </style:style>
    <style:style style:name="T55" style:family="text">
      <style:text-properties officeooo:rsid="00af75ee"/>
    </style:style>
    <style:style style:name="T56" style:family="text">
      <style:text-properties officeooo:rsid="00b4eca3"/>
    </style:style>
    <style:style style:name="T57" style:family="text">
      <style:text-properties officeooo:rsid="00b83ed8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sub 58%" style:font-name="Liberation Sans1" fo:font-size="7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font-name="Liberation Sans1" fo:font-size="7pt" fo:font-style="italic" fo:text-shadow="none" style:text-underline-style="none" fo:font-weight="normal" style:letter-kerning="true" style:font-name-asian="WenQuanYi Zen Hei Sharp" style:font-size-asian="9pt" style:font-style-asian="italic" style:font-weight-asian="normal" style:font-name-complex="Lohit Devanagari1" style:font-size-complex="9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EG_20_Cornice">
      <style:graphic-properties style:vertical-pos="bottom" style:vertical-rel="paragraph-content" style:horizontal-pos="center" style:horizontal-rel="paragraph"/>
    </style:style>
    <style:style style:name="fr2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width="0.011cm" svg:stroke-color="#000000" draw:marker-start="" draw:marker-start-width="0.24cm" draw:marker-start-center="false" draw:marker-end="" draw:marker-end-width="0.24cm" draw:marker-end-center="false" draw:fill="none" draw:fill-color="#0066cc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3" style:family="graphic">
      <style:graphic-properties draw:stroke="none" draw:stroke-dash="Ultrafine_20_Dashed" svg:stroke-width="0.011cm" svg:stroke-color="#000000" draw:marker-start="" draw:marker-start-width="0.24cm" draw:marker-start-center="false" draw:marker-end="" draw:marker-end-width="0.24cm" draw:marker-end-center="false" draw:fill="solid" draw:fill-color="#0066cc" draw:fill-hatch-solid="false" draw:opacity="30%" draw:fill-image-width="0cm" draw:fill-image-height="0cm" draw:textarea-horizontal-align="justify" draw:textarea-vertical-align="middle" draw:auto-grow-height="false" fo:padding-top="0.155cm" fo:padding-bottom="0.155cm" fo:padding-left="0.28cm" fo:padding-right="0.28cm" draw:shadow="hidden" draw:shadow-offset-x="0.199cm" draw:shadow-offset-y="0.199cm" draw:shadow-color="#808080" draw:shadow-opacity="30%" style:run-through="foreground"/>
    </style:style>
    <style:style style:name="gr4" style:family="graphic">
      <style:graphic-properties draw:stroke="solid" draw:stroke-dash="Dashed_20__28_var_29__20_4" svg:stroke-width="0.011cm" svg:stroke-color="#000000" draw:marker-start="" draw:marker-start-width="0.229cm" draw:marker-start-center="false" draw:marker-end="" draw:marker-end-width="0.229cm" draw:marker-end-center="false" draw:fill="solid" draw:fill-color="#dddddd" draw:textarea-horizontal-align="justify" draw:textarea-vertical-align="middle" draw:auto-grow-height="false" fo:min-height="0.289cm" fo:min-width="0.041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5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righ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middle" draw:auto-grow-height="true" draw:auto-grow-width="true" fo:min-height="0.859cm" fo:min-width="2.58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1cm" svg:stroke-color="#000000" draw:marker-start="Arrow" draw:marker-start-width="0.166cm" draw:marker-start-center="false" draw:marker-end="Arrow" draw:marker-end-width="0.166cm" draw:marker-end-center="false" draw:fill="solid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true" draw:auto-grow-width="true" fo:min-height="0.471cm" fo:min-width="0.4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Ultrafine_20_Dashed" svg:stroke-width="0cm" svg:stroke-color="#000000" draw:marker-start="" draw:marker-start-width="0.226cm" draw:marker-start-center="false" draw:marker-end="" draw:marker-end-width="0.226cm" draw:marker-end-center="false" draw:fill="solid" draw:fill-color="#ffffff" draw:fill-hatch-solid="false" draw:opacity="100%" draw:fill-image-width="0cm" draw:fill-image-height="0cm" draw:textarea-horizontal-align="justify" draw:textarea-vertical-align="middle" draw:auto-grow-height="false" fo:min-height="0cm" fo:min-width="0.631cm" fo:padding-top="0.15cm" fo:padding-bottom="0.15cm" fo:padding-left="0.275cm" fo:padding-right="0.275cm" draw:shadow="hidden" draw:shadow-offset-x="0.199cm" draw:shadow-offset-y="0.199cm" draw:shadow-color="#808080" draw:shadow-opacity="10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26368_2980581049"/><text:reference-mark-start text:name="ch SEFC"/>Controllo di fumi e calore<text:bookmark-end text:name="__RefHeading___Toc26368_2980581049"/><text:reference-mark-end text:name="ch SEFC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8"><text:a xlink:type="simple" xlink:href="#__RefHeading__1210_2103621615" text:style-name="Index_20_Link" text:visited-style-name="Index_20_Link">Premessa</text:a></text:p>
          <text:p text:style-name="P18"><text:a xlink:type="simple" xlink:href="#__RefHeading__185448_1904530980" text:style-name="Index_20_Link" text:visited-style-name="Index_20_Link">Livelli di prestazione</text:a></text:p>
          <text:p text:style-name="P18"><text:a xlink:type="simple" xlink:href="#__RefHeading__185450_1904530980" text:style-name="Index_20_Link" text:visited-style-name="Index_20_Link">Criteri di attribuzione dei livelli di prestazione</text:a></text:p>
          <text:p text:style-name="P18"><text:a xlink:type="simple" xlink:href="#__RefHeading__185452_1904530980" text:style-name="Index_20_Link" text:visited-style-name="Index_20_Link">Soluzioni progettuali</text:a></text:p>
          <text:p text:style-name="P19"><text:a xlink:type="simple" xlink:href="#__RefHeading__185454_1904530980" text:style-name="Index_20_Link" text:visited-style-name="Index_20_Link">Soluzioni conformi per il livello di prestazione II</text:a></text:p>
          <text:p text:style-name="P19"><text:a xlink:type="simple" xlink:href="#__RefHeading__185456_1904530980" text:style-name="Index_20_Link" text:visited-style-name="Index_20_Link">Soluzioni conformi per il livello di prestazione III</text:a></text:p>
          <text:p text:style-name="P19"><text:a xlink:type="simple" xlink:href="#__RefHeading__185458_1904530980" text:style-name="Index_20_Link" text:visited-style-name="Index_20_Link">Soluzioni alternative</text:a></text:p>
          <text:p text:style-name="P18"><text:a xlink:type="simple" xlink:href="#__RefHeading__1576_540774995" text:style-name="Index_20_Link" text:visited-style-name="Index_20_Link">Aperture di smaltimento di fumo e calore d’emergenza</text:a></text:p>
          <text:p text:style-name="P19"><text:a xlink:type="simple" xlink:href="#__RefHeading___Toc951_64849861" text:style-name="Index_20_Link" text:visited-style-name="Index_20_Link">Caratteristiche</text:a></text:p>
          <text:p text:style-name="P19"><text:a xlink:type="simple" xlink:href="#__RefHeading___Toc955_64849861" text:style-name="Index_20_Link" text:visited-style-name="Index_20_Link">Dimensionamento</text:a></text:p>
          <text:p text:style-name="P19"><text:a xlink:type="simple" xlink:href="#__RefHeading___Toc957_64849861" text:style-name="Index_20_Link" text:visited-style-name="Index_20_Link">Verifica della distribuzione uniforme delle aperture di smaltimento</text:a></text:p>
          <text:p text:style-name="P18"><text:a xlink:type="simple" xlink:href="#__RefHeading___Toc5574_666377841" text:style-name="Index_20_Link" text:visited-style-name="Index_20_Link">Sistemi di ventilazione forzata orizzontale del fumo e del calore</text:a></text:p>
          <text:p text:style-name="P18"><text:a xlink:type="simple" xlink:href="#__RefHeading__1741_540774995" text:style-name="Index_20_Link" text:visited-style-name="Index_20_Link">Sistemi per l’evacuazione di fumo e calore</text:a></text:p>
          <text:p text:style-name="P18"><text:a xlink:type="simple" xlink:href="#__RefHeading__24292_548516099" text:style-name="Index_20_Link" text:visited-style-name="Index_20_Link">Segnaletica</text:a></text:p>
          <text:p text:style-name="P18"><text:a xlink:type="simple" xlink:href="#__RefHeading__1212_2103621615" text:style-name="Index_20_Link" text:visited-style-name="Index_20_Link">Riferimenti</text:a></text:p>
        </text:index-body>
      </text:table-of-content>
      <text:p text:style-name="Standard"/>
      <text:h text:style-name="P29" text:outline-level="3"><text:bookmark-start text:name="__RefHeading__1210_2103621615"/>Premessa<text:bookmark-end text:name="__RefHeading__1210_2103621615"/></text:h>
      <text:list xml:id="list1445536846" text:style-name="EG_20_All_20_commi">
        <text:list-item text:start-value="1">
          <text:p text:style-name="P36">La presente misura antincendio ha come scopo l’individuazione dei presidi antincendio da installare nell’attività per consentire il <text:span text:style-name="Emphasis">controllo</text:span>, l’<text:span text:style-name="Emphasis">evacuazione</text:span> o lo <text:span text:style-name="Emphasis">smaltimento</text:span> dei prodotti della combustione in caso di incendio.</text:p>
        </text:list-item>
      </text:list>
      <text:list xml:id="list628042556" text:style-name="EG_20_All_20_nota_20_auto">
        <text:list-item>
          <text:p text:style-name="P25">I sistemi a pressione differenziale per rendere a prova di fumo <text:span text:style-name="T4">le compartimentazioni</text:span>, sono trattati nel capitolo <text:reference-ref text:reference-format="chapter" text:ref-name="ch compartimentazione">Error: Reference source not found</text:reference-ref>.</text:p>
        </text:list-item>
      </text:list>
      <text:list xml:id="list124450951998685" text:continue-list="list1445536846" text:style-name="EG_20_All_20_commi">
        <text:list-item>
          <text:p text:style-name="P36">In generale, la misura antincendio di cui al presente capitolo si attua attraverso la realizzazione di:</text:p>
          <text:list>
            <text:list-item>
              <text:p text:style-name="P36"><text:span text:style-name="Emphasis">aperture di smaltimento di fumo e calore d’emergenza</text:span> <text:span text:style-name="T54">del </text:span>paragrafo <text:bookmark-ref text:reference-format="chapter" text:ref-name="__RefHeading__1576_540774995">S.8.5</text:bookmark-ref>;</text:p>
            </text:list-item>
            <text:list-item>
              <text:p text:style-name="P36"><text:span text:style-name="Emphasis">sistemi di ventilazione orizzontale forzata del fumo e del calore</text:span> (SVOF) <text:span text:style-name="T54">di cui al </text:span>paragrafo <text:bookmark-ref text:reference-format="chapter" text:ref-name="__RefHeading___Toc5574_666377841">S.8.6</text:bookmark-ref>;</text:p>
            </text:list-item>
            <text:list-item>
              <text:p text:style-name="P36"><text:span text:style-name="Emphasis">sistemi per l’evacuazione di fumo e calore</text:span> (SEFC) <text:span text:style-name="T54">descritti al </text:span>paragrafo <text:bookmark-ref text:reference-format="chapter" text:ref-name="__RefHeading__1741_540774995">S.8.7</text:bookmark-ref>.</text:p>
            </text:list-item>
          </text:list>
        </text:list-item>
      </text:list>
      <text:h text:style-name="P30" text:outline-level="3"><text:bookmark-start text:name="__RefHeading__185448_1904530980"/>Livelli di prestazione<text:bookmark-end text:name="__RefHeading__185448_1904530980"/></text:h>
      <text:list xml:id="list124451457931226" text:continue-list="list124450951998685" text:style-name="EG_20_All_20_commi">
        <text:list-item text:start-value="1">
          <text:p text:style-name="P37"><text:span text:style-name="T6">L</text:span>a tabella <text:sequence-ref text:reference-format="value" text:ref-name="refTable0">S.8-1</text:sequence-ref> riporta i livelli di prestazione <text:span text:style-name="T39">attribuibili ai </text:span><text:span text:style-name="Emphasis"><text:span text:style-name="T39">compartimenti</text:span></text:span><text:span text:style-name="T39"> dell’attività </text:span>per <text:span text:style-name="T7">l</text:span>a presente misura antincendio.</text:p>
        </text:list-item>
      </text:list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4">Livello di prestazione</text:p>
          </table:table-cell>
          <table:table-cell table:style-name="Table69.B1" office:value-type="string">
            <text:p text:style-name="P4">Descrizione</text:p>
          </table:table-cell>
        </table:table-row>
        <table:table-row table:style-name="Table69.1">
          <table:table-cell table:style-name="Table69.A2" office:value-type="string">
            <text:p text:style-name="P7">I</text:p>
          </table:table-cell>
          <table:table-cell table:style-name="Table69.B2" office:value-type="string">
            <text:p text:style-name="Contenuto_20_tabella_20_lungo">Nessun requisito</text:p>
          </table:table-cell>
        </table:table-row>
        <table:table-row table:style-name="Table69.1">
          <table:table-cell table:style-name="Table69.A2" office:value-type="string">
            <text:p text:style-name="P7">II</text:p>
          </table:table-cell>
          <table:table-cell table:style-name="Table69.B2" office:value-type="string">
            <text:p text:style-name="Contenuto_20_tabella_20_lungo">Deve essere possibile smaltire fumi e calore dell’incendio dai compartimenti al fine di facilitare le operazioni delle squadre di soccorso.</text:p>
          </table:table-cell>
        </table:table-row>
        <table:table-row table:style-name="Table69.1">
          <table:table-cell table:style-name="Table69.A2" office:value-type="string">
            <text:p text:style-name="P7">III</text:p>
          </table:table-cell>
          <table:table-cell table:style-name="Table69.B2" office:value-type="string">
            <text:p text:style-name="Contenuto_20_tabella_20_lungo">Deve essere mantenuto nel compartimento uno strato libero dai fumi che permetta:</text:p>
            <text:list xml:id="list576785002" text:style-name="EG_20_Elenco_20_semplice">
              <text:list-item>
                <text:p text:style-name="P24">la salvaguardia degli occupanti e delle squadre di soccorso,</text:p>
              </text:list-item>
              <text:list-item>
                <text:p text:style-name="P24">la protezione dei beni, se richiesta.</text:p>
              </text:list-item>
            </text:list>
            <text:p text:style-name="Contenuto_20_tabella_20_lungo">Fumi e calore generati nel compartimento non devono propagarsi ai compartimenti limitrofi.</text:p>
          </table:table-cell>
        </table:table-row>
      </table:table>
      <text:p text:style-name="P8">Tabella <text:sequence text:ref-name="refTable0" text:name="Table" text:formula="ooow:Table+1" style:num-format="1">S.8-1</text:sequence>: Livelli di prestazione</text:p>
      <text:h text:style-name="P31" text:outline-level="3"><text:bookmark-start text:name="__RefHeading__185450_1904530980"/>Criteri di attribuzione dei livelli di prestazione<text:bookmark-end text:name="__RefHeading__185450_1904530980"/></text:h>
      <text:list xml:id="list124451885538461" text:continue-list="list124451457931226" text:style-name="EG_20_All_20_commi">
        <text:list-item text:start-value="1">
          <text:p text:style-name="P38"><text:span text:style-name="T39">La</text:span> tabella <text:sequence-ref text:reference-format="value" text:ref-name="refTable1">S.8-2</text:sequence-ref> riporta i criteri <text:span text:style-name="Emphasis">generalmente accettati</text:span> per l’attribuzione dei singoli livelli di prestazione.</text:p>
        </text:list-item>
      </text:list>
      <table:table table:name="Table70" table:style-name="Table70">
        <table:table-column table:style-name="Table70.A"/>
        <table:table-column table:style-name="Table70.B"/>
        <table:table-row table:style-name="TableLine319645024">
          <table:table-cell table:style-name="Table70.A1" office:value-type="string">
            <text:p text:style-name="P4">Livello di prestazione</text:p>
          </table:table-cell>
          <table:table-cell table:style-name="Table70.B1" office:value-type="string">
            <text:p text:style-name="P4">Criteri di attribuzione</text:p>
          </table:table-cell>
        </table:table-row>
        <table:table-row table:style-name="TableLine387896352">
          <table:table-cell table:style-name="Table70.A3" office:value-type="string">
            <text:p text:style-name="P7">I</text:p>
          </table:table-cell>
          <table:table-cell table:style-name="Table70.B2" office:value-type="string">
            <text:p text:style-name="Contenuto_20_tabella_20_lungo"><draw:frame draw:style-name="fr2" draw:name="Cornice6" text:anchor-type="char" svg:x="-0.9cm" svg:width="0.801cm" draw:z-index="3"><draw:text-box fo:min-height="0.101cm"><text:p text:style-name="P20">a21</text:p></draw:text-box></draw:frame>Compartimenti dove siano verificate <text:span text:style-name="Emphasis">tutte</text:span> le seguenti condizioni:</text:p>
            <text:list xml:id="list124452514173171" text:continue-list="list576785002" text:style-name="EG_20_Elenco_20_semplice">
              <text:list-item>
                <text:p text:style-name="P24">carico di incendio specifico q<text:span text:style-name="EG_20_Pedice">f</text:span> ≤ 600 MJ/m<text:span text:style-name="EG_20_Apice">2</text:span>;</text:p>
              </text:list-item>
              <text:list-item>
                <text:p text:style-name="P24"><text:span text:style-name="T50">per</text:span> compartiment<text:span text:style-name="T50">i</text:span> <text:span text:style-name="T50">con</text:span> q<text:span text:style-name="EG_20_Pedice">f</text:span> <text:span text:style-name="T50">&gt;</text:span> <text:span text:style-name="T50">2</text:span>00 MJ/m<text:span text:style-name="EG_20_Apice">2</text:span>: superficie lorda ≤ <text:span text:style-name="T51">25</text:span> m<text:span text:style-name="EG_20_Apice">2</text:span>;</text:p>
              </text:list-item>
              <text:list-item>
                <text:p text:style-name="P24"><text:span text:style-name="T50">per</text:span> compartiment<text:span text:style-name="T50">i</text:span> <text:span text:style-name="T50">con</text:span> q<text:span text:style-name="EG_20_Pedice">f</text:span> ≤ <text:span text:style-name="T50">2</text:span>00 MJ/m<text:span text:style-name="EG_20_Apice">2</text:span>: superficie lorda ≤ <text:span text:style-name="T51">100</text:span> m<text:span text:style-name="EG_20_Apice">2</text:span>;</text:p>
              </text:list-item>
              <text:list-item>
                <text:p text:style-name="P24">non si detengono o trattano sostanze o miscele pericolose in quantità significative;</text:p>
              </text:list-item>
              <text:list-item>
                <text:p text:style-name="P24">non si effettuano lavorazioni pericolose ai fini dell’incendio.</text:p>
              </text:list-item>
            </text:list>
          </table:table-cell>
        </table:table-row>
        <table:table-row table:style-name="TableLine325259808">
          <table:table-cell table:style-name="Table70.A3" office:value-type="string">
            <text:p text:style-name="P7">II</text:p>
          </table:table-cell>
          <table:table-cell table:style-name="Table70.B3" office:value-type="string">
            <text:p text:style-name="Contenuto_20_tabella_20_lungo">Compartimento non ricompreso negli altri criteri di attribuzione.</text:p>
          </table:table-cell>
        </table:table-row>
        <table:table-row table:style-name="TableLine176273072">
          <table:table-cell table:style-name="Table70.A4" office:value-type="string">
            <text:p text:style-name="P7">III</text:p>
          </table:table-cell>
          <table:table-cell table:style-name="Table70.B4" office:value-type="string">
            <text:p text:style-name="Contenuto_20_tabella_20_lungo">In relazione alle risultanze della valutazione del rischio nell<text:span text:style-name="T3">’</text:span>ambito e in ambiti limitrofi della stessa attività (es. attività con elevato affollamento, attività con geometria complessa o piani interrati, elevato carico di incendio specifico q<text:span text:style-name="EG_20_Pedice">f</text:span>, presenza di sostanze o miscele pericolose in quantità significative, presenza di lavorazioni pericolose ai fini dell<text:span text:style-name="T3">’</text:span>incendio, …).</text:p>
          </table:table-cell>
        </table:table-row>
      </table:table>
      <text:p text:style-name="P9">Tabella <text:sequence text:ref-name="refTable1" text:name="Table" text:formula="ooow:Table+1" style:num-format="1">S.8-2</text:sequence>: Criteri di attribuzione dei livelli di prestazione</text:p>
      <text:h text:style-name="P33" text:outline-level="3"><text:bookmark-start text:name="__RefHeading__185452_1904530980"/>Soluzioni progettuali<text:bookmark-end text:name="__RefHeading__185452_1904530980"/></text:h>
      <text:list xml:id="list124452000236322" text:continue-list="list628042556" text:style-name="EG_20_All_20_nota_20_auto">
        <text:list-item>
          <text:p text:style-name="EG_20_Nota"><draw:frame draw:style-name="fr2" draw:name="Cornice9" text:anchor-type="char" svg:x="-0.9cm" svg:width="0.801cm" draw:z-index="2"><draw:text-box fo:min-height="0.101cm"><text:p text:style-name="P20">a21</text:p></draw:text-box></draw:frame>Il livello di prestazione I della presente misura antincendio non richiede l’applicazione di soluzioni progettuali.</text:p>
        </text:list-item>
      </text:list>
      <text:list xml:id="list124452279173336" text:continue-list="list124451885538461" text:style-name="EG_20_All_20_commi">
        <text:list-item text:start-value="1">
          <text:p text:style-name="P42"><text:span text:style-name="T9">La presente misura antincendio è</text:span> progettat<text:span text:style-name="T9">a secondo le indicazioni dei paragrafi </text:span><text:span text:style-name="T9"><text:bookmark-ref text:reference-format="number" text:ref-name="__RefHeading__1576_540774995">S.8.5</text:bookmark-ref></text:span><text:span text:style-name="T9">, </text:span><text:span text:style-name="T9"><text:bookmark-ref text:reference-format="number" text:ref-name="__RefHeading___Toc5574_666377841">S.8.6</text:bookmark-ref></text:span><text:span text:style-name="T9"><text:s/>o </text:span><text:span text:style-name="T9"><text:bookmark-ref text:reference-format="number" text:ref-name="__RefHeading__1741_540774995">S.8.7</text:bookmark-ref></text:span><text:span text:style-name="T9">.</text:span></text:p>
        </text:list-item>
        <text:list-item>
          <text:p text:style-name="P43">Devono essere rispettate le indicazioni de<text:span text:style-name="T41">l</text:span> paragraf<text:span text:style-name="T41">o</text:span> <text:bookmark-ref text:reference-format="chapter" text:ref-name="__RefHeading__24292_548516099">S.8.8</text:bookmark-ref> <text:span text:style-name="T53">in merito alla segnaletica</text:span>.</text:p>
        </text:list-item>
      </text:list>
      <text:h text:style-name="P34" text:outline-level="4"><text:bookmark-start text:name="__RefHeading__185454_1904530980"/>Soluzioni conformi per il livello di prestazione II<text:bookmark-end text:name="__RefHeading__185454_1904530980"/></text:h>
      <text:list xml:id="list124451747602900" text:continue-list="list124452279173336" text:style-name="EG_20_All_20_commi">
        <text:list-item text:start-value="1">
          <text:p text:style-name="P38">Per ogni compartimento deve essere prevista la possibilità di effettuare lo <text:span text:style-name="Emphasis">smaltimento di fumo e calore d</text:span><text:span text:style-name="Emphasis"><text:span text:style-name="T2">’</text:span></text:span><text:span text:style-name="Emphasis">emergenza</text:span> secondo quanto <text:span text:style-name="T4">indicato</text:span> al paragrafo <text:bookmark-ref text:reference-format="number" text:ref-name="__RefHeading__1576_540774995">S.8.5</text:bookmark-ref>.</text:p>
        </text:list-item>
        <text:list-item>
          <text:p text:style-name="P38"><text:span text:style-name="T10">In esito alle risultanze della valutazione del rischio, è ammesso installare </text:span><text:span text:style-name="Emphasis"><text:span text:style-name="T11">sistemi di ventilazione forzata orizzontale del fumo e del calore</text:span></text:span><text:span text:style-name="T11"> (SVOF) secondo quanto indicato al paragrafo </text:span><text:span text:style-name="T11"><text:bookmark-ref text:reference-format="number" text:ref-name="__RefHeading___Toc5574_666377841">S.8.6</text:bookmark-ref></text:span><text:span text:style-name="T11">, anche in luogo delle aperture di smaltimento di fumo e calore d’emergenza, in particolare in attività complesse dove risulti necessario garantire la sicurezza delle squadre di soccorso creando una via da accesso libera da fumi e calore sino alla posizione dell’incendio.</text:span></text:p>
        </text:list-item>
      </text:list>
      <text:h text:style-name="P34" text:outline-level="4"><text:bookmark-start text:name="__RefHeading__185456_1904530980"/>Soluzioni conformi per il livello di prestazione III<text:bookmark-end text:name="__RefHeading__185456_1904530980"/></text:h>
      <text:list xml:id="list124451517834113" text:continue-list="list124451747602900" text:style-name="EG_20_All_20_commi">
        <text:list-item text:start-value="1">
          <text:p text:style-name="P38">Deve essere installato <text:span text:style-name="T12">un </text:span><text:span text:style-name="Emphasis">sistema di evacuazione di fumi e calore</text:span> (SEFC), <text:span text:style-name="Emphasis">naturale</text:span> (SENFC) o <text:span text:style-name="Emphasis">forzato</text:span> (SEFFC) secondo quanto <text:span text:style-name="T4">indicato</text:span> al paragrafo <text:bookmark-ref text:reference-format="number" text:ref-name="__RefHeading__1741_540774995">S.8.7</text:bookmark-ref>.</text:p>
        </text:list-item>
      </text:list>
      <text:h text:style-name="P34" text:outline-level="4"><text:bookmark-start text:name="__RefHeading__185458_1904530980"/>Soluzioni alternative<text:bookmark-end text:name="__RefHeading__185458_1904530980"/></text:h>
      <text:list xml:id="list124451028992855" text:continue-list="list124451517834113" text:style-name="EG_20_All_20_commi">
        <text:list-item text:start-value="1">
          <text:p text:style-name="P40">Sono ammesse <text:span text:style-name="Emphasis">soluzioni alternative</text:span> per tutti i livelli di prestazione.</text:p>
        </text:list-item>
        <text:list-item>
          <text:p text:style-name="P39">Al fine di dimostrare il raggiungimento del <text:span text:style-name="Emphasis">livello di prestazione</text:span>, il progettista deve impiegare uno dei metodi <text:span text:style-name="T42">de</text:span>l paragrafo <text:reference-ref text:reference-format="chapter" text:ref-name="ch progettazione metodi">Error: Reference source not found</text:reference-ref>.</text:p>
        </text:list-item>
        <text:list-item>
          <text:p text:style-name="P38"><text:span text:style-name="T13">In tabella </text:span><text:span text:style-name="T13"><text:sequence-ref text:reference-format="value" text:ref-name="refTable2">S.8-3</text:sequence-ref></text:span><text:span text:style-name="T13"> sono riportate alcune modalità </text:span><text:span text:style-name="Emphasis"><text:span text:style-name="T14">generalmente accettate</text:span></text:span><text:span text:style-name="T14"> per la progettazione di soluzioni alternative. Il progettista può comunque impiegare modalità diverse da quelle elencate.</text:span></text:p>
        </text:list-item>
      </text:list>
      <table:table table:name="Tabella1" table:style-name="Tabella1">
        <table:table-column table:style-name="Tabella1.A"/>
        <table:table-column table:style-name="Tabella1.B"/>
        <text:soft-page-break/>
        <table:table-row table:style-name="Tabella1.1">
          <table:table-cell table:style-name="Tabella1.A1" office:value-type="string">
            <text:p text:style-name="P2">Oggetto della soluzione</text:p>
          </table:table-cell>
          <table:table-cell table:style-name="Tabella1.B1" office:value-type="string">
            <text:p text:style-name="P3">Modalità <text:span text:style-name="T15">progettuale</text:span>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47">Aperture di</text:span> smaltimento di fumo e calore d’emergenza (§ <text:bookmark-ref text:reference-format="chapter" text:ref-name="__RefHeading__1576_540774995">S.8.5</text:bookmark-ref>)</text:p>
          </table:table-cell>
          <table:table-cell table:style-name="Tabella1.B2" office:value-type="string">
            <text:p text:style-name="P11">Si dimostri, <text:span text:style-name="T16">anche con metodi analitici,</text:span> che <text:span text:style-name="T5">i soccorritori possano smaltire fumo e calore dell’incendio</text:span> nella configurazione considerata <text:span text:style-name="T5">o grazie ad un impianto di smaltimento meccanico</text:span>.</text:p>
            <text:p text:style-name="P12">P<text:span text:style-name="T47">ossono</text:span> essere impiegat<text:span text:style-name="T47">i</text:span> i metod<text:span text:style-name="T47">i</text:span> di progettazione descritt<text:span text:style-name="T47">i nell’Appendice G “</text:span><text:span text:style-name="Emphasis"><text:span text:style-name="T47">Smaltimento di fumo e calore di emergenza</text:span></text:span><text:span text:style-name="T47">” della norma UNI 9494-1</text:span> <text:span text:style-name="T48">e </text:span>nell’Appendice H “<text:span text:style-name="Emphasis">Requisiti del sistemi meccanici per lo smaltimento del fumo e calore di emergenza</text:span>” della norma UNI 9494-2.</text:p>
          </table:table-cell>
        </table:table-row>
        <table:table-row table:style-name="Tabella1.1">
          <table:table-cell table:style-name="Tabella1.A2" office:value-type="string">
            <text:p text:style-name="P15">Distribuzione uniforme delle aperture di smaltimento (§ <text:bookmark-ref text:reference-format="number-no-superior" text:ref-name="__RefHeading___Toc957_64849861">S.8.5.3</text:bookmark-ref>)</text:p>
          </table:table-cell>
          <table:table-cell table:style-name="Tabella1.B2" office:value-type="string">
            <text:p text:style-name="P13">Sia garantita l’accessibilità protetta per i soccorritori a tutti i piani dell’attività e la disponibilità in prossimità di attrezzature e dispositivi di protezione antincendio, oppure si dimostri il raggiungimento degli obiettivi di sicurezza per i soccorritori impiegando i metodi di cui al capitolo <text:reference-ref text:reference-format="chapter" text:ref-name="ch fse vita">Error: Reference source not found</text:reference-ref>.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5">Caratteristiche degli </text:span>SVOF <text:span text:style-name="T5">(§ </text:span><text:span text:style-name="T5"><text:bookmark-ref text:reference-format="chapter" text:ref-name="__RefHeading___Toc5574_666377841">S.8.6</text:bookmark-ref></text:span><text:span text:style-name="T5">)</text:span></text:p>
          </table:table-cell>
          <table:table-cell table:style-name="Tabella1.B2" office:value-type="string">
            <text:p text:style-name="P11"><text:span text:style-name="T5">I</text:span>n assenza di norme, <text:span text:style-name="T43">TS o TR</text:span> adottati dall’ente nazionale di norma<text:span text:style-name="T43">z</text:span>ione, possono essere utilizzati i principi di progettazione e le modalità di installazione e gestione contenute <text:span text:style-name="T43">in</text:span> prCEN/TS 12101-11.</text:p>
          </table:table-cell>
        </table:table-row>
        <table:table-row table:style-name="Tabella1.1">
          <table:table-cell table:style-name="Tabella1.A2" office:value-type="string">
            <text:p text:style-name="P16">Tutti i casi</text:p>
          </table:table-cell>
          <table:table-cell table:style-name="Tabella1.B2" office:value-type="string">
            <text:p text:style-name="P11">Si dimostri il raggiungimento degli obiettivi di sicurezza per gli occupanti ed i soccorritori impiegando i metodi di cui al capitolo <text:reference-ref text:reference-format="chapter" text:ref-name="ch fse vita">Error: Reference source not found</text:reference-ref>.</text:p>
          </table:table-cell>
        </table:table-row>
      </table:table>
      <text:p text:style-name="P10">Tabella <text:sequence text:ref-name="refTable2" text:name="Table" text:formula="ooow:Table+1" style:num-format="1">S.8-3</text:sequence>: <text:span text:style-name="T17">Modalità progettuali per </text:span>soluzioni alternativ<text:span text:style-name="T18">e</text:span></text:p>
      <text:h text:style-name="P31" text:outline-level="3"><text:bookmark-start text:name="__RefHeading__1576_540774995"/><text:span text:style-name="T12">Aperture di s</text:span>maltimento di fumo e calore d<text:span text:style-name="T19">’</text:span>emergenza<text:bookmark-end text:name="__RefHeading__1576_540774995"/></text:h>
      <text:list xml:id="list124450918893776" text:continue-list="list124451028992855" text:style-name="EG_20_All_20_commi">
        <text:list-item text:start-value="1">
          <text:p text:style-name="P36">A differenza dei SEFC, correttamente dimensionati, lo <text:span text:style-name="Emphasis">smaltimento di fumo e calore d’emergenza</text:span> non ha la funzione di creare un adeguato strato libero dai fumi durante lo sviluppo dell’incendio, ma solo quello di facilitare l’opera di estinzione dei soccorritori.</text:p>
        </text:list-item>
        <text:list-item>
          <text:p text:style-name="P36">Lo <text:span text:style-name="Emphasis">smaltimento di fumo e calore d’emergenza</text:span> può essere realizzato per mezzo di <text:span text:style-name="Emphasis">aperture di smaltimento</text:span> dei prodotti della combustione verso l’esterno dell’edificio. Tali aperture coincidono generalmente con quelle già ordinariamente disponibili per la funzionalità dell’attività (es. finestre, lucernari, porte, …).</text:p>
        </text:list-item>
      </text:list>
      <text:h text:style-name="P34" text:outline-level="4"><text:bookmark-start text:name="__RefHeading___Toc951_64849861"/>Caratteristiche<text:bookmark-end text:name="__RefHeading___Toc951_64849861"/></text:h>
      <text:list xml:id="list124451221745933" text:continue-list="list124450918893776" text:style-name="EG_20_All_20_commi">
        <text:list-item text:start-value="1">
          <text:p text:style-name="P36">Le <text:span text:style-name="Emphasis">aperture di smaltimento</text:span> devono essere realizzate in modo che:</text:p>
          <text:list>
            <text:list-item>
              <text:p text:style-name="P36">sia possibile smaltire fumo e calore da tutti gli ambiti del compartimento;</text:p>
            </text:list-item>
            <text:list-item>
              <text:p text:style-name="P36">fumo e calore smaltiti non interferiscano con il sistema delle vie d’esodo, non propaghino l’incendio verso altri locali, piani o compartimenti.</text:p>
            </text:list-item>
          </text:list>
        </text:list-item>
        <text:list-item>
          <text:p text:style-name="P36">Le <text:span text:style-name="Emphasis">aperture di smaltimento</text:span> devono essere protette dall’ostruzione accidentale durante l’esercizio dell’attività.</text:p>
        </text:list-item>
        <text:list-item>
          <text:p text:style-name="P36">Devono essere previste indicazioni specifiche per la gestione in emergenza delle aperture di smaltimento (<text:span text:style-name="T49">c</text:span>apitolo <text:reference-ref text:reference-format="chapter" text:ref-name="ch gestione sicurezza">Error: Reference source not found</text:reference-ref>).</text:p>
        </text:list-item>
        <text:list-item>
          <text:p text:style-name="P36">Le <text:span text:style-name="Emphasis">aperture di smaltimento</text:span> sono realizzate secondo uno dei tipi <text:span text:style-name="T10">d’impiego </text:span>previsti nella tabella <text:sequence-ref text:reference-format="value" text:ref-name="refTable3">S.8-4</text:sequence-ref>.</text:p>
          <text:p text:style-name="P38">In relazione agli esiti della valutazione del rischio, una porzione della superficie utile delle <text:span text:style-name="Emphasis">aperture di smaltimento</text:span> dovrebbe essere realizzata con una modalità di tipo SEa, SEb, S<text:span text:style-name="T57">E</text:span>c.</text:p>
        </text:list-item>
      </text:list>
      <text:list xml:id="list124451056008492" text:continue-list="list124452000236322" text:style-name="EG_20_All_20_nota_20_auto">
        <text:list-item>
          <text:p text:style-name="EG_20_Nota"><text:span text:style-name="T56">A</text:span>d esempio, la presenza esclusiva di aperture di smaltimento in posizion<text:span text:style-name="T56">e</text:span> difficilmente accessibil<text:span text:style-name="T56">e</text:span> è un fattore di rischio da valutare.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220141152">
          <table:table-cell table:style-name="Table1.A1" office:value-type="string">
            <text:p text:style-name="P4">Tipo <text:span text:style-name="T12">di<text:line-break/>impiego</text:span></text:p>
          </table:table-cell>
          <table:table-cell table:style-name="Table1.B1" office:value-type="string">
            <text:p text:style-name="P4">Descrizione</text:p>
          </table:table-cell>
        </table:table-row>
        <table:table-row table:style-name="TableLine166853488">
          <table:table-cell table:style-name="Table1.A5" office:value-type="string">
            <text:p text:style-name="P7">SEa</text:p>
          </table:table-cell>
          <table:table-cell table:style-name="Table1.B2" office:value-type="string">
            <text:p text:style-name="Contenuto_20_tabella_20_lungo">Permanentemente aperte</text:p>
          </table:table-cell>
        </table:table-row>
        <table:table-row table:style-name="TableLine214620672">
          <table:table-cell table:style-name="Table1.A5" office:value-type="string">
            <text:p text:style-name="P7">SEb</text:p>
          </table:table-cell>
          <table:table-cell table:style-name="Table1.B3" office:value-type="string">
            <text:p text:style-name="Contenuto_20_tabella_20_lungo">Dotate di sistema automatico di apertura con attivazione asservita ad IRAI</text:p>
          </table:table-cell>
        </table:table-row>
        <table:table-row table:style-name="TableLine321436832">
          <table:table-cell table:style-name="Table1.A5" office:value-type="string">
            <text:p text:style-name="P7">SEc</text:p>
          </table:table-cell>
          <table:table-cell table:style-name="Table1.B4" office:value-type="string">
            <text:p text:style-name="Contenuto_20_tabella_20_lungo">Provviste di elementi di chiusura (es. infissi, …) ad apertura comandata da posizione protetta e segnalata</text:p>
          </table:table-cell>
        </table:table-row>
        <table:table-row table:style-name="TableLine320629056">
          <table:table-cell table:style-name="Table1.A5" office:value-type="string">
            <text:p text:style-name="P7">SEd</text:p>
          </table:table-cell>
          <table:table-cell table:style-name="Table1.B5" office:value-type="string">
            <text:p text:style-name="Contenuto_20_tabella_20_lungo">Provviste di elementi di chiusura non permanenti (es. infissi, …) <text:span text:style-name="T12">apribili anche</text:span> da posizione non protetta</text:p>
          </table:table-cell>
        </table:table-row>
        <table:table-row table:style-name="TableLine307633072">
          <table:table-cell table:style-name="Table1.A6" office:value-type="string">
            <text:p text:style-name="P7">SEe</text:p>
          </table:table-cell>
          <table:table-cell table:style-name="Table1.B6" office:value-type="string">
            <text:p text:style-name="Contenuto_20_tabella_20_lungo">Provviste di elementi di chiusura permanenti (es. <text:span text:style-name="T40">lastre</text:span> <text:span text:style-name="T40">in polimero PMMA</text:span>, <text:span text:style-name="T52">policarbonato,</text:span> …) <text:span text:style-name="T43">per</text:span> cui sia <text:span text:style-name="T43">possibile</text:span> <text:span text:style-name="T55">l’</text:span>apertura nelle effettive condizioni d<text:span text:style-name="T3">’</text:span>incendio (es. condizioni termiche generate da incendio naturale sufficienti a fondere efficacemente <text:span text:style-name="T40">l’elemento </text:span>di chiusura, …) o la possibilità di immediata demolizione da parte delle squadre di soccorso.</text:p>
          </table:table-cell>
        </table:table-row>
      </table:table>
      <text:p text:style-name="P9">Tabella <text:sequence text:ref-name="refTable3" text:name="Table" text:formula="ooow:Table+1" style:num-format="1">S.8-4</text:sequence>: Tipi di realizzazione delle aperture di smaltimento</text:p>
      <text:h text:style-name="P35" text:outline-level="4"><text:bookmark-start text:name="__RefHeading___Toc955_64849861"/>Dimensionamento<text:bookmark-end text:name="__RefHeading___Toc955_64849861"/></text:h>
      <text:list xml:id="list124450971582716" text:continue-list="list124451221745933" text:style-name="EG_20_All_20_commi">
        <text:list-item text:start-value="1">
          <text:p text:style-name="P38">L<text:span text:style-name="T10">a </text:span><text:span text:style-name="Emphasis"><text:span text:style-name="T10">superficie</text:span></text:span><text:span text:style-name="Emphasis"> </text:span><text:span text:style-name="Emphasis"><text:span text:style-name="T10">utile </text:span></text:span><text:span text:style-name="Emphasis">minim</text:span><text:span text:style-name="Emphasis"><text:span text:style-name="T10">a</text:span></text:span><text:span text:style-name="Emphasis"> </text:span><text:span text:style-name="Emphasis"><text:span text:style-name="T12">complessiva</text:span></text:span><text:span text:style-name="T12"> SE </text:span>delle aperture di smaltimento <text:span text:style-name="T10">di piano</text:span> <text:span text:style-name="T12">è calcolata come indicato</text:span> in tabella <text:sequence-ref text:reference-format="value" text:ref-name="refTable4">S.8-5</text:sequence-ref> in funzione del carico di incendio specifico q<text:span text:style-name="EG_20_Pedice">f</text:span> <text:span text:style-name="T10">(c</text:span>apitolo <text:reference-ref text:reference-format="chapter" text:ref-name="ch resistenza al fuoco">Error: Reference source not found</text:reference-ref><text:span text:style-name="T10">) e</text:span> della superficie lorda di ciascun piano del compartimento A.</text:p>
        </text:list-item>
        <text:list-item>
          <text:p text:style-name="P38">La superficie <text:span text:style-name="T10">utile</text:span> S<text:span text:style-name="T22">E</text:span> può essere suddivisa in più aperture. Ciascuna apertura <text:span text:style-name="T43">dovrebbe</text:span> avere forma regolare e superficie utile <text:span text:style-name="T44">≥</text:span><text:span text:style-name="T45"> </text:span>0,1<text:span text:style-name="T10">0 </text:span>m<text:span text:style-name="T8">2</text:span>.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4">Tipo <text:span text:style-name="T23">di<text:line-break/>dimensionamento</text:span></text:p>
          </table:table-cell>
          <table:table-cell table:style-name="Table2.A1" office:value-type="string">
            <text:p text:style-name="P4">Carico di incendio<text:line-break/>specifico q<text:span text:style-name="EG_20_Pedice">f</text:span></text:p>
          </table:table-cell>
          <table:table-cell table:style-name="Table2.A1" office:value-type="string">
            <text:p text:style-name="P4">S<text:span text:style-name="T12">E [1] [2]</text:span></text:p>
          </table:table-cell>
          <table:table-cell table:style-name="Table2.D1" office:value-type="string">
            <text:p text:style-name="P4">Requisiti aggiuntivi</text:p>
          </table:table-cell>
        </table:table-row>
        <table:table-row table:style-name="Table2.1">
          <table:table-cell table:style-name="Table2.A2" office:value-type="string">
            <text:p text:style-name="P7">SE1</text:p>
          </table:table-cell>
          <table:table-cell table:style-name="Table2.A2" office:value-type="string">
            <text:p text:style-name="Table_20_Contents">q<text:span text:style-name="EG_20_Pedice">f</text:span> ≤ 600 MJ/m<text:span text:style-name="EG_20_Apice">2</text:span></text:p>
          </table:table-cell>
          <table:table-cell table:style-name="Table2.A2" office:value-type="string">
            <text:p text:style-name="P6">A / 40</text:p>
          </table:table-cell>
          <table:table-cell table:style-name="Table2.D2" office:value-type="string">
            <text:p text:style-name="P6">-</text:p>
          </table:table-cell>
        </table:table-row>
        <table:table-row table:style-name="Table2.1">
          <table:table-cell table:style-name="Table2.A2" office:value-type="string">
            <text:p text:style-name="P7">SE2</text:p>
          </table:table-cell>
          <table:table-cell table:style-name="Table2.A2" office:value-type="string">
            <text:p text:style-name="Table_20_Contents">600 &lt; q<text:span text:style-name="EG_20_Pedice">f</text:span> ≤ 1200 MJ/m<text:span text:style-name="EG_20_Apice">2</text:span></text:p>
          </table:table-cell>
          <table:table-cell table:style-name="Table2.A2" office:value-type="string">
            <text:p text:style-name="P6">A · q<text:span text:style-name="EG_20_Pedice">f</text:span> / 40000 + A / 100</text:p>
          </table:table-cell>
          <table:table-cell table:style-name="Table2.D2" office:value-type="string">
            <text:p text:style-name="P6">-</text:p>
          </table:table-cell>
        </table:table-row>
        <table:table-row table:style-name="Table2.1">
          <table:table-cell table:style-name="Table2.A2" office:value-type="string">
            <text:p text:style-name="P7">SE3</text:p>
          </table:table-cell>
          <table:table-cell table:style-name="Table2.A2" office:value-type="string">
            <text:p text:style-name="Table_20_Contents">q<text:span text:style-name="EG_20_Pedice">f</text:span> &gt; 1200 MJ/m<text:span text:style-name="EG_20_Apice">2</text:span></text:p>
          </table:table-cell>
          <table:table-cell table:style-name="Table2.A2" office:value-type="string">
            <text:p text:style-name="P6">A / 25</text:p>
          </table:table-cell>
          <table:table-cell table:style-name="Table2.D2" office:value-type="string">
            <text:p text:style-name="P6">10% di S<text:span text:style-name="T12">E</text:span> di tipo S<text:span text:style-name="T24">E</text:span>a o SEb o SEc</text:p>
          </table:table-cell>
        </table:table-row>
        <table:table-row table:style-name="Table2.1">
          <table:table-cell table:style-name="Table2.D2" table:number-columns-spanned="4" office:value-type="string">
            <text:p text:style-name="P5"><text:span text:style-name="T23">[1] Con </text:span>S<text:span text:style-name="T12">E</text:span> superficie utile delle aperture di smaltimento <text:span text:style-name="T25">in </text:span>m<text:span text:style-name="EG_20_Apice">2</text:span></text:p>
            <text:p text:style-name="P5"><text:span text:style-name="T23">[2] Con </text:span>A superficie lorda d<text:span text:style-name="T21">i ciascun </text:span>piano del compartimento <text:span text:style-name="T25">in </text:span>m<text:span text:style-name="EG_20_Apice">2</text:span></text:p>
          </table:table-cell>
          <table:covered-table-cell/>
          <table:covered-table-cell/>
          <table:covered-table-cell/>
        </table:table-row>
      </table:table>
      <text:p text:style-name="P9">Tabella <text:sequence text:ref-name="refTable4" text:name="Table" text:formula="ooow:Table+1" style:num-format="1">S.8-5</text:sequence>: Tipi di dimensionamento per le aperture di smaltimento</text:p>
      <text:h text:style-name="P34" text:outline-level="4"><text:bookmark-start text:name="__RefHeading___Toc957_64849861"/>Verifica della distribuzione uniforme delle aperture di smaltimento<text:bookmark-end text:name="__RefHeading___Toc957_64849861"/></text:h>
      <text:list xml:id="list124451485759958" text:continue-list="list124450971582716" text:style-name="EG_20_All_20_commi">
        <text:list-item text:start-value="1">
          <text:p text:style-name="P36">Le <text:span text:style-name="Emphasis">aperture di smaltimento</text:span> dovrebbero essere distribuite uniformemente nella porzione superiore di tutti i locali, al fine di facilitare lo smaltimento dei fumi caldi dagli ambiti del compartimento.</text:p>
        </text:list-item>
        <text:list-item>
          <text:p text:style-name="P38"><draw:frame draw:style-name="fr1" draw:name="Cornice1" text:anchor-type="paragraph" svg:width="16cm" draw:z-index="0"><draw:text-box fo:min-height="0.499cm"><text:p text:style-name="Illustration"><draw:g text:anchor-type="paragraph" draw:z-index="1" draw:name="Shape1" draw:style-name="gr1"><draw:path draw:style-name="gr2" draw:text-style-name="P49" svg:width="4.126cm" svg:height="4.129cm" svg:x="7.419cm" svg:y="0.199cm" svg:viewBox="0 0 4127 4130" svg:d="M1769 4130c-1769 0-1769-1770-1769-1770 0 0 0-394 0-590 0-1770 1769-1770 1769-1770 0 0 393 0 590 0 1768 0 1768 1770 1768 1770 0 0 0 393 0 590 0 1770-1768 1770-1768 1770 0 0-394 0-590 0z"><text:p/></draw:path><draw:path draw:style-name="gr3" draw:text-style-name="P50" svg:width="2.939cm" svg:height="2.37cm" svg:x="7.419cm" svg:y="0.778cm" svg:viewBox="0 0 2940 2371" svg:d="M98 2371c-93-311-83-541-98-589 0 0 0-394 0-591 0-559 127-829 392-1191 88 3 120 9 195 11-2 196 10 393-6 591 786 0 2359 0 2359 0 0 0 0 1180 0 1769-947 0-1781 0-2842 0z"><text:p/></draw:path><draw:path draw:style-name="gr3" draw:text-style-name="P50" svg:width="3.437cm" svg:height="1.77cm" svg:x="5.641cm" svg:y="0.791cm" svg:viewBox="0 0 3438 1771" svg:d="M10 0c-24-8 3 1131 4 1697 195 25 340 66 585 74 393 0 786 0 1179 0 893 0 1412-495 1660-1188-360 3-1090 52-1080 7l-2-587z"><text:p/></draw:path><draw:custom-shape draw:style-name="gr4" draw:text-style-name="P51" svg:width="0.592cm" svg:height="0.59cm" svg:x="9.176cm" svg:y="1.97cm"><text:p/><draw:enhanced-geometry svg:viewBox="0 0 21600 21600" draw:type="rectangle" draw:enhanced-path="M 0 0 L 21600 0 21600 21600 0 21600 0 0 Z N"/></draw:custom-shape><draw:polyline draw:style-name="gr5" draw:text-style-name="P52" svg:width="3.537cm" svg:height="2.359cm" svg:x="6.821cm" svg:y="0.791cm" svg:viewBox="0 0 3538 2360" draw:points="589,0 1179,0 1179,590 3538,590 3538,2360 0,2360"><text:p/></draw:polyline><draw:line draw:style-name="gr5" draw:text-style-name="P52" svg:x1="6.819cm" svg:y1="3.151cm" svg:x2="6.23cm" svg:y2="3.151cm"><text:p/></draw:line><draw:polyline draw:style-name="gr5" draw:text-style-name="P52" svg:width="0.588cm" svg:height="2.359cm" svg:x="5.641cm" svg:y="0.791cm" svg:viewBox="0 0 589 2360" draw:points="589,2360 0,2360 0,0 589,0"><text:p/></draw:polyline><draw:frame draw:style-name="gr6" draw:text-style-name="P54" svg:width="1.768cm" svg:height="0.574cm" svg:x="5.699cm" svg:y="2.564cm"><draw:text-box><text:p text:style-name="P53"><text:span text:style-name="T58">Por</text:span><text:span text:style-name="T58">zio</text:span><text:span text:style-name="T58">ne </text:span><text:span text:style-name="T58">non </text:span><text:span text:style-name="T58">cop</text:span><text:span text:style-name="T58">erta</text:span></text:p></draw:text-box></draw:frame><draw:frame draw:style-name="gr7" draw:text-style-name="P56" svg:width="2.585cm" svg:height="0.86cm" svg:x="1.796cm" svg:y="0.725cm"><draw:text-box><text:p text:style-name="P55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par</text:span><text:span text:style-name="T58">ete</text:span></text:p></draw:text-box></draw:frame><draw:frame draw:style-name="gr8" draw:text-style-name="P58" svg:width="2.585cm" svg:height="0.86cm" svg:x="11.619cm" svg:y="1.785cm"><draw:text-box><text:p text:style-name="P57"><text:span text:style-name="T58">Are</text:span><text:span text:style-name="T58">a di </text:span><text:span text:style-name="T58">infl</text:span><text:span text:style-name="T58">uen</text:span><text:span text:style-name="T58">za</text:span><text:span text:style-name="T58"><text:line-break/></text:span><text:span text:style-name="T58">ape</text:span><text:span text:style-name="T58">rtur</text:span><text:span text:style-name="T58">a di </text:span><text:span text:style-name="T58">sm</text:span><text:span text:style-name="T58">alti</text:span><text:span text:style-name="T58">me</text:span><text:span text:style-name="T58">nto</text:span><text:span text:style-name="T58"><text:line-break/></text:span><text:span text:style-name="T58">a </text:span><text:span text:style-name="T58">soff</text:span><text:span text:style-name="T58">itto</text:span></text:p></draw:text-box></draw:frame><draw:frame draw:style-name="gr9" draw:text-style-name="P54" svg:width="2.44cm" svg:height="0.472cm" svg:x="8.167cm" svg:y="2.727cm"><draw:text-box><text:p text:style-name="P53"><text:span text:style-name="T58">Co</text:span><text:span text:style-name="T58">mp</text:span><text:span text:style-name="T58">arti</text:span><text:span text:style-name="T58">me</text:span><text:span text:style-name="T58">nto</text:span></text:p></draw:text-box></draw:frame><draw:line draw:style-name="gr10" draw:text-style-name="P59" svg:x1="9.766cm" svg:y1="2.231cm" svg:x2="11.535cm" svg:y2="2.231cm"><text:p/></draw:line><draw:line draw:style-name="gr10" draw:text-style-name="P59" svg:x1="6.858cm" svg:y1="2.56cm" svg:x2="6.858cm" svg:y2="0.82cm"><text:p/></draw:line><draw:frame draw:style-name="gr11" draw:text-style-name="P54" svg:width="0.435cm" svg:height="0.472cm" svg:x="5.137cm" svg:y="1.356cm"><draw:text-box><text:p text:style-name="P53"><text:span text:style-name="T58">r</text:span><text:span text:style-name="T59">offset</text:span></text:p></draw:text-box></draw:frame><draw:path draw:style-name="gr2" draw:text-style-name="P49" svg:width="4.715cm" svg:height="1.769cm" svg:x="4.445cm" svg:y="0.783cm" svg:viewBox="0 0 4716 1770" svg:d="M0 0c0 0 0 1770 1769 1770 393 0 786 0 1179 0 1747 0 1768-1770 1768-1770z"><text:p/></draw:path><draw:line draw:style-name="gr10" draw:text-style-name="P59" svg:x1="5.221cm" svg:y1="2.277cm" svg:x2="6.231cm" svg:y2="0.783cm"><text:p/></draw:line><draw:line draw:style-name="gr10" draw:text-style-name="P59" svg:x1="9.766cm" svg:y1="1.97cm" svg:x2="11.094cm" svg:y2="0.747cm"><text:p/></draw:line><draw:custom-shape draw:style-name="gr12" draw:text-style-name="P60" svg:width="1.183cm" svg:height="0.036cm" svg:x="6.229cm" svg:y="0.772cm"><text:p/><draw:enhanced-geometry svg:viewBox="0 0 21600 21600" draw:type="rectangle" draw:enhanced-path="M 0 0 L 21600 0 21600 21600 0 21600 0 0 Z N"/></draw:custom-shape><draw:frame draw:style-name="gr6" draw:text-style-name="P54" svg:width="1.202cm" svg:height="0.574cm" svg:x="4.666cm" svg:y="3.318cm"><draw:text-box><text:p text:style-name="P53"><text:span text:style-name="T60">Vist</text:span><text:span text:style-name="T60">a in </text:span><text:span text:style-name="T60">pia</text:span><text:span text:style-name="T60">nta</text:span></text:p></draw:text-box></draw:frame><draw:frame draw:style-name="gr11" draw:text-style-name="P54" svg:width="0.435cm" svg:height="0.472cm" svg:x="10.637cm" svg:y="1.727cm"><draw:text-box><text:p text:style-name="P53"><text:span text:style-name="T58">r</text:span><text:span text:style-name="T59">offset</text:span></text:p></draw:text-box></draw:frame></draw:g>Illustrazione <text:sequence text:ref-name="refIllustration0" text:name="Illustration" text:formula="ooow:Illustration+1" style:num-format="1">S.8-1</text:sequence>: <text:span text:style-name="T24">Verifica dell’uniforme distribuzione in pianta delle aperture di smaltimento</text:span></text:p></draw:text-box></draw:frame>L’uniforme distribuzione <text:span text:style-name="Emphasis">in pianta</text:span> delle aperture di smaltimento può essere verificata imponendo che <text:span text:style-name="T43">il compartimento </text:span>sia completamente coperto in pianta dalle <text:span text:style-name="Emphasis">aree di influenza</text:span> delle aperture di smaltimento ad esso pertinenti (<text:span text:style-name="T49">i</text:span>llustrazione <text:sequence-ref text:reference-format="value" text:ref-name="refIllustration0">S.8-1</text:sequence-ref>), imponendo nel calcolo un <text:span text:style-name="Emphasis">raggio di influenza</text:span> r<text:span text:style-name="EG_20_Pedice">offset</text:span> pari a 20 m o altrimenti determinato secondo le risultanze dell<text:span text:style-name="T20">a valutazione</text:span> del rischio.</text:p>
        </text:list-item>
      </text:list>
      <text:h text:style-name="P31" text:outline-level="3"><text:bookmark-start text:name="__RefHeading___Toc5574_666377841"/>S<text:span text:style-name="T26">istemi di ventilazione forzata orizzontale del fumo e del calore</text:span><text:bookmark-end text:name="__RefHeading___Toc5574_666377841"/></text:h>
      <text:list xml:id="list124451521066194" text:continue-list="list124451485759958" text:style-name="EG_20_All_20_commi">
        <text:list-item text:start-value="1">
          <text:p text:style-name="P44">I <text:span text:style-name="Emphasis">sistemi di ventilazione orizzontale forzata</text:span> possono essere progettati per uno o più de<text:span text:style-name="T27">i seguenti</text:span> <text:span text:style-name="T30">obiettivi</text:span> <text:span text:style-name="T27">di sicurezza </text:span>in caso di incendio:</text:p>
          <text:list>
            <text:list-item>
              <text:p text:style-name="P45">fornire condizioni <text:span text:style-name="Emphasis">tenibili</text:span> per le squadre di soccorso da un punto di accesso sino alla posizione dell’incendio;</text:p>
            </text:list-item>
          </text:list>
        </text:list-item>
      </text:list>
      <text:list xml:id="list124452123704439" text:continue-list="list124451056008492" text:style-name="EG_20_All_20_nota_20_auto">
        <text:list-item>
          <text:p text:style-name="P26">Per la <text:span text:style-name="T31">descrizione</text:span> d<text:span text:style-name="T31">elle</text:span> condizioni <text:span text:style-name="T32">di </text:span><text:span text:style-name="Emphasis">tenibili</text:span><text:span text:style-name="Emphasis"><text:span text:style-name="T32">tà</text:span></text:span><text:span text:style-name="T32"> si faccia riferimento al</text:span> capitolo <text:reference-ref text:reference-format="chapter" text:ref-name="ch fse vita">Error: Reference source not found</text:reference-ref>.</text:p>
        </text:list-item>
      </text:list>
      <text:list xml:id="list124452109969186" text:continue-list="list124451521066194" text:style-name="EG_20_All_20_commi">
        <text:list-item>
          <text:list>
            <text:list-item>
              <text:p text:style-name="P45">proteggere le vie di esodo, <text:span text:style-name="T31">ad esclusione di</text:span> quelle <text:span text:style-name="T31">nel</text:span> compartimento di primo innesco;</text:p>
            </text:list-item>
            <text:list-item>
              <text:p text:style-name="P36"><text:span text:style-name="T28">agevolare lo smaltimento di fumo e calore dall’attività dopo l’incendio e ripristinare rapid</text:span>amente le condizioni di sicurezza.</text:p>
            </text:list-item>
          </text:list>
        </text:list-item>
      </text:list>
      <text:list xml:id="list124452482687195" text:continue-list="list124452123704439" text:style-name="EG_20_All_20_nota_20_auto">
        <text:list-item>
          <text:p text:style-name="P27"><text:span text:style-name="T29">Come le </text:span><text:span text:style-name="Emphasis"><text:span text:style-name="T29">aperture di smaltimento di fumo e calore d’emergenza</text:span></text:span><text:span text:style-name="T29">, anche gli SVOF non hanno la funzione di creare un adeguato strato libero dai fumi durante lo sviluppo dell’incendio. Gli</text:span> SVO<text:span text:style-name="T27">F</text:span> <text:span text:style-name="T31">possono perturbare </text:span>la stratificazione <text:span text:style-name="T31">di fumo e calore, in particolare</text:span> nel compartimento di primo innesco <text:span text:style-name="T31">dell’incendio</text:span>. <text:span text:style-name="T4">Gli SVOF possono essere installati anche limitatamente ad aree a rischio specifico.</text:span></text:p>
        </text:list-item>
      </text:list>
      <text:list xml:id="list124451621615982" text:continue-list="list124452109969186" text:style-name="EG_20_All_20_commi">
        <text:list-item>
          <text:p text:style-name="P36">Devono essere inoltre soddisfatti i seguenti requisiti:</text:p>
          <text:list>
            <text:list-item>
              <text:p text:style-name="P36">l’attivazione dello SVOF deve essere effettuata solo dopo l’evacuazione degli occupanti dal compartimento di primo innesco;</text:p>
            </text:list-item>
            <text:list-item>
              <text:p text:style-name="P36">in caso di presenza di sistemi automatici di inibizione, controllo o estinzione dell’incendio (es. sprinkler, …) deve essere garantita la compatibilità di funzionamento con lo SVOF utilizzato;</text:p>
            </text:list-item>
            <text:list-item>
              <text:p text:style-name="P36">in presenza di IRAI devono essere previste funzioni di comunicazione e controllo dello stato dello SVOF.</text:p>
            </text:list-item>
          </text:list>
        </text:list-item>
        <text:list-item>
          <text:p text:style-name="P36">Devono essere previste indicazioni specifiche per la gestione in emergenza dello SVOF (<text:span text:style-name="T49">c</text:span>apitolo <text:reference-ref text:reference-format="chapter" text:ref-name="ch gestione sicurezza">Error: Reference source not found</text:reference-ref>).</text:p>
        </text:list-item>
      </text:list>
      <text:h text:style-name="Heading_20_3" text:outline-level="3"><text:bookmark-start text:name="__RefHeading__1741_540774995"/>Sistemi per l’evacuazione di fumo e calore<text:bookmark-end text:name="__RefHeading__1741_540774995"/></text:h>
      <text:list xml:id="list124451717732485" text:continue-list="list124451621615982" text:style-name="EG_20_All_20_commi">
        <text:list-item text:start-value="1">
          <text:p text:style-name="P36">I SEFC creano e mantengono uno strato d’aria sostanzialmente indisturbato nella porzione inferiore dell’ambiente protetto mediante l’evacuazione di fumo e calore prodotti dall’incendio. Mantengono le vie di esodo libere da fumo e calore, agevolano le operazioni antincendio, ritardano o prevengono il <text:span text:style-name="Emphasis">flashover</text:span> e quindi la generalizzazione dell’incendio, limitano i danni agli impianti di servizio o di processo ed al contenuto dell’ambito protetto, riducono gli effetti termici sulle strutture dell’ambiente protetto, agevolano il ripristino delle condizioni di sicurezza dell’attività dopo l’emergenza.</text:p>
        </text:list-item>
        <text:list-item>
          <text:p text:style-name="P36">Si considerano soluzione conforme i <text:span text:style-name="T33">SEFC progettati, installati e gestiti in conformità alle norme:</text:span></text:p>
          <text:list>
            <text:list-item>
              <text:p text:style-name="P46">UNI 9494-1<text:span text:style-name="T34">,</text:span> <text:span text:style-name="T34">per </text:span>SEFC ad evacuazione <text:span text:style-name="Emphasis">naturale</text:span> (SENFC),</text:p>
            </text:list-item>
            <text:list-item>
              <text:p text:style-name="P46">UNI 9494-2<text:span text:style-name="T35">, per SEFC ad evacuazione </text:span><text:span text:style-name="Emphasis"><text:span text:style-name="T35">forzata</text:span></text:span><text:span text:style-name="T35"> (SEFFC).</text:span></text:p>
            </text:list-item>
          </text:list>
        </text:list-item>
      </text:list>
      <text:list xml:id="list124451763640447" text:continue-list="list124452482687195" text:style-name="EG_20_All_20_nota_20_auto">
        <text:list-item>
          <text:p text:style-name="P25">Le soluzioni conformi per i SEFC risultano essere praticabili solo nel campo di diretta applicazione delle norme <text:span text:style-name="T12">UNI </text:span>9494-1 e<text:span text:style-name="T12">d UNI </text:span>9494-2. Al di fuori del campo di applicazione diretta, si deve ricorrere ad <text:span text:style-name="T55">altra norma tecnica o ad </text:span>una soluzione alternativa.</text:p>
        </text:list-item>
      </text:list>
      <text:list xml:id="list124451314771817" text:continue-list="list124451717732485" text:style-name="EG_20_All_20_commi">
        <text:list-item>
          <text:p text:style-name="P38">Devono inoltre essere soddisfatt<text:span text:style-name="T21">i</text:span> <text:span text:style-name="T21">i seguenti requisiti</text:span>:</text:p>
          <text:list>
            <text:list-item>
              <text:p text:style-name="P36"><text:soft-page-break/>in caso di presenza di sistemi automatici di inibizione, controllo o estinzione dell’incendio (es. sprinkler, …) deve essere garantita la compatibilità di funzionamento con il SEFC utilizzato;</text:p>
            </text:list-item>
            <text:list-item>
              <text:p text:style-name="P36">in presenza di IRAI devono essere previste funzioni di comunicazione e controllo dello stato dell’impianto SEFC.</text:p>
            </text:list-item>
          </text:list>
        </text:list-item>
      </text:list>
      <text:h text:style-name="P32" text:outline-level="3"><text:bookmark-start text:name="__RefHeading__24292_548516099"/>Segnaletica<text:bookmark-end text:name="__RefHeading__24292_548516099"/></text:h>
      <text:list xml:id="list8061699987359547589" text:style-name="EG_20_All_20_commi">
        <text:list-item text:start-value="1">
          <text:p text:style-name="P38"><text:bookmark-start text:name="__RefHeading__6382_1755307014"/>I presidi antincendio devono essere <text:span text:style-name="T37">indicati da</text:span> segnaletica di sicurezza <text:span text:style-name="T36">UNI EN ISO 7010</text:span>.<text:bookmark-end text:name="__RefHeading__6382_1755307014"/></text:p>
        </text:list-item>
      </text:list>
      <text:h text:style-name="P30" text:outline-level="3"><text:bookmark-start text:name="__RefHeading__1212_2103621615"/>Riferimenti<text:bookmark-end text:name="__RefHeading__1212_2103621615"/></text:h>
      <text:list xml:id="list124452233221797" text:continue-list="list124451314771817" text:style-name="EG_20_All_20_commi">
        <text:list-item text:start-value="1">
          <text:p text:style-name="P47"><text:bookmark-start text:name="__RefHeading__4030_4719215306"/>Si indicano i seguenti riferimenti:<text:bookmark-end text:name="__RefHeading__4030_4719215306"/></text:p>
          <text:list>
            <text:list-item>
              <text:p text:style-name="P41"><text:span text:style-name="T46">UNI 9494-1 “</text:span><text:span text:style-name="Emphasis"><text:span text:style-name="T46">Sistemi per il controllo di fumo e calore - Parte 1: Progettazione ed installazione dei sistemi di evacuazione naturale di fumo e calore (SENFC)</text:span></text:span><text:span text:style-name="T46">”;</text:span></text:p>
            </text:list-item>
            <text:list-item>
              <text:p text:style-name="P48">UNI 9494-2 “<text:span text:style-name="Emphasis">Sistemi per il controllo di fumo e calore - Parte 2: Progettazione e installazione dei sistemi di evacuazione forzata di fumo e calore (SEFFC)</text:span>”;</text:p>
            </text:list-item>
            <text:list-item>
              <text:p text:style-name="P48">UNI 9494-3 “<text:span text:style-name="Emphasis">Sistemi per il controllo di fumo e calore - Parte 3: Controllo iniziale e manutenzione dei sistemi di evacuazione di fumo e calore</text:span>”;</text:p>
            </text:list-item>
            <text:list-item>
              <text:p text:style-name="P38">NFPA 92 - <text:span text:style-name="Emphasis">Standard for smoke control systems</text:span>, National Fire Protection Association, Quincy (Massachusetts), USA;</text:p>
            </text:list-item>
            <text:list-item>
              <text:p text:style-name="P38">CEN <text:span text:style-name="T38">prEN</text:span> 12101-5 - <text:span text:style-name="Emphasis">Smoke and Heat Control Systems - Part 5 Guidelines on Functional Recommendations and Calculation Methods for Smoke and Heat Exhaust Ventilation Systems</text:span>;</text:p>
            </text:list-item>
            <text:list-item>
              <text:p text:style-name="P38"><text:span text:style-name="T1">AAVV, “</text:span><text:span text:style-name="Emphasis"><text:span text:style-name="T1">Fire safety in buildings, smoke management guidelines</text:span></text:span><text:span text:style-name="T1">”, REHVA guidebook no. 24, 2018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Standard" style:font-pitch="variable"/>
    <style:font-face style:name="Liberation Sans5" svg:font-family="'Liberation Sans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5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5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5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3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3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3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3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3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3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3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3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3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3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S.8</text:chapter><text:s/><text:chapter text:display="name" text:outline-level="2">Controllo di fumi e calore</text:chapter><text:tab/>Pagina <text:chapter text:display="plain-number" text:outline-level="2">S.8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Controllo di fumi e calor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H57M</meta:editing-duration>
    <meta:editing-cycles>92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44:49.789015994</dc:date>
    <meta:document-statistic meta:table-count="5" meta:image-count="0" meta:object-count="0" meta:page-count="10" meta:paragraph-count="164" meta:word-count="2173" meta:character-count="14502" meta:non-whitespace-character-count="12573"/>
    <meta:template xlink:type="simple" xlink:actuate="onRequest" xlink:title="modello_codicepi_14" xlink:href="../../../../../../Modelli/modello_codicepi_14.ott" meta:date="2019-06-11T19:42:58.853340625"/>
  </office:meta>
</office:document-meta>
</file>